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Module 1 Project</text:p>
      <text:p text:style-name="Standard"/>
      <text:p text:style-name="Standard">The goal of this project is to combine everything you have learned during Module 1 so you can see how it all works together. The project is divided in three related stages. We expect you to deliver your results in a GitHub repository named `Ironhack Module 1 Project - &lt;The name of your project&gt;`. The repository must be structured as it was explained during previous lessons (see below).</text:p>
      <text:p text:style-name="Standard"/>
      <text:p text:style-name="Standard">└── project</text:p>
      <text:p text:style-name="Standard"><text:s text:c="4"/>├── __trash__</text:p>
      <text:p text:style-name="Standard"><text:s text:c="4"/>├── .gitignore</text:p>
      <text:p text:style-name="Standard"><text:s text:c="4"/>├── .env</text:p>
      <text:p text:style-name="Standard"><text:s text:c="4"/>├── requeriments.txt</text:p>
      <text:p text:style-name="Standard"><text:s text:c="4"/>├── README.md</text:p>
      <text:p text:style-name="Standard"><text:s text:c="4"/>├── main_script.py</text:p>
      <text:p text:style-name="Standard"><text:s text:c="4"/>├── notebooks</text:p>
      <text:p text:style-name="Standard"><text:s text:c="4"/>│ <text:s text:c="2"/>├── notebook1.ipynb</text:p>
      <text:p text:style-name="Standard"><text:s text:c="4"/>│ <text:s text:c="2"/>└── notebook2.ipynb</text:p>
      <text:p text:style-name="Standard"><text:s text:c="4"/>├── package1</text:p>
      <text:p text:style-name="Standard"><text:s text:c="4"/>│ <text:s text:c="2"/>├── module1.py</text:p>
      <text:p text:style-name="Standard"><text:s text:c="4"/>│ <text:s text:c="2"/>└── module2.py</text:p>
      <text:p text:style-name="Standard"><text:s text:c="4"/>└── data</text:p>
      <text:p text:style-name="Standard"><text:s text:c="8"/>├── raw</text:p>
      <text:p text:style-name="Standard"><text:s text:c="8"/>├── processed</text:p>
      <text:p text:style-name="Standard"><text:s text:c="8"/>└── results</text:p>
      <text:p text:style-name="Standard"/>
      <text:p text:style-name="Standard">**Key Dates** </text:p>
      <text:p text:style-name="Standard">- Start: 08/12/2019</text:p>
      <text:p text:style-name="Standard">- Presentation: 11/01/2020</text:p>
      <text:p text:style-name="Standard"/>
      <text:p text:style-name="Standard"/>
      <text:p text:style-name="Standard">## Stage 1 - Data Cleaning and Manipulation with Pandas</text:p>
      <text:p text:style-name="Standard"/>
      <text:p text:style-name="Standard">For this stage, you will start with this messy dataset Forbes Billionaires 2018. You will need to import it, use your data wrangling skills to clean it up, prepare it to be analyzed, and then export it as a clean CSV data file. Here `http://potacho.com/files/ironhack/&lt;your-kaggle-name&gt;.db` you may find the `.db` file with the raw dataset. </text:p>
      <text:p text:style-name="Standard"/>
      <text:p text:style-name="Standard">Deliverables:</text:p>
      <text:p text:style-name="Standard">- Produce at least one Jupyter Notebook that shows the steps you took and the code you used to acquire, wrangle (clean and transform), analyze and report your data.</text:p>
      <text:p text:style-name="Standard">- Produce at least one processed data file (any format) that you will use in upcoming stages.</text:p>
      <text:p text:style-name="Standard"/>
      <text:p text:style-name="Standard">Suggested tools: sqlalchemy, pandas, pathlib, matplotlib, seaborn, plotly</text:p>
      <text:p text:style-name="Standard"/>
      <text:p text:style-name="Standard"/>
      <text:p text:style-name="Standard"/>
      <text:p text:style-name="Standard">## Stage 2 - API and Web Data Scraping</text:p>
      <text:p text:style-name="Standard"/>
      <text:p text:style-name="Standard">For this stage, you will practice what you have learned in the APIs and Web Scraping lectures. The idea is to improve your dataset with at least one additional feature.</text:p>
      <text:p text:style-name="Standard"/>
      <text:p text:style-name="Standard"><text:soft-page-break/>Deliverables:</text:p>
      <text:p text:style-name="Standard">- Produce at least one Jupyter Notebook that shows the steps you took and the code you used to acquire and process the new data that you will "merge" with Stage 1 output dataset. Keep in mind that new data must be relevant for your reporting and conclusions. </text:p>
      <text:p text:style-name="Standard"/>
      <text:p text:style-name="Standard">Suggested tools: pandas, pathlib, dotenv, requests, bs4, selenium</text:p>
      <text:p text:style-name="Standard"/>
      <text:p text:style-name="Standard"/>
      <text:p text:style-name="Standard"/>
      <text:p text:style-name="Standard">## Stage 3 - Data Pipeline</text:p>
      <text:p text:style-name="Standard"/>
      <text:p text:style-name="Standard">For this stage, you will practice what you have learned in the Intermediate Python and Data Engineering lectures. The idea is to complete your project delivering a full product that potential users could clone from your github and generate reports as described in the README file provided.</text:p>
      <text:p text:style-name="Standard"/>
      <text:p text:style-name="Standard">Deliverables:</text:p>
      <text:p text:style-name="Standard">- Produce a comprehensive project structure that includes all necessary files to execute your reporting app, including at least one module. </text:p>
      <text:p text:style-name="Standard">- Bonus: You may also include any complementary functions/modules for improving your app (i.e.: command-line options, GUI, e-mailing, pdf, etc.). However, bear in mind that the core target of the project is to provide conclusions from your data therefore deliverables must focused on the data pipeline implementation. <text:s/></text:p>
      <text:p text:style-name="Standard"/>
      <text:p text:style-name="Standard">Suggested tools: pandas, pathlib, dotenv, os, argparse, email, fpdf, smtplib, reportlab, matplotlib, seaborn, plotly, tkinter, subprocess, crontab</text:p>
      <text:p text:style-name="Standard"/>
      <text:p text:style-name="Standard"/>
      <text:p text:style-name="Standard"/>
      <text:p text:style-name="Standard">## Presentation</text:p>
      <text:p text:style-name="Standard"/>
      <text:p text:style-name="Standard">We'll tell you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5T12:58:31.480755373</meta:creation-date>
    <dc:date>2019-12-25T12:59:17.245571184</dc:date>
    <meta:editing-duration>PT47S</meta:editing-duration>
    <meta:editing-cycles>1</meta:editing-cycles>
    <meta:document-statistic meta:table-count="0" meta:image-count="0" meta:object-count="0" meta:page-count="2" meta:paragraph-count="41" meta:word-count="479" meta:character-count="3036" meta:non-whitespace-character-count="2508"/>
    <meta:generator>LibreOffice/6.0.7.3$Linux_X86_64 LibreOffice_project/00m0$Build-3</meta:generator>
  </office:meta>
</office:document-meta>
</file>